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6">
            <text:p>0628 <text:s/>11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6">
            <text:p>0628 <text:s/>11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6">
            <text:p>0628 <text:s/>11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7">
            <text:p>0628 <text:s/>11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7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7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7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8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8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8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8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8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09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">
            <text:p>0628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1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2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2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2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2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2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3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4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5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5">
            <text:p>0628 <text:s/>11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5">
            <text:p>0628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1:00:14.16">
            <text:p>0628 <text:s/>110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8T11:00:14.16">
            <text:p>2021/6/28 11:0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1:00:14.16">
            <text:p>0628 <text:s/>1100</text:p>
          </table:table-cell>
          <table:table-cell table:style-name="ce7" table:formula="of:=NOW()" office:value-type="date" office:date-value="2021-06-28T11:00:14.16">
            <text:p>0628 <text:s/>110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8T11:00:14.16">
            <text:p>0628 <text:s/>11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6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6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6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7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29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1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2">
            <text:p>0628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2">
            <text:p>0628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2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2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2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3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4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4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4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5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5">
            <text:p>0628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5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5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6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7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38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1">
            <text:p>0628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1">
            <text:p>0628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1">
            <text:p>0628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1">
            <text:p>0628 <text:s/>110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1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2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3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3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3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3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4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4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4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4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5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6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6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6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8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8">
            <text:p>0628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48">
            <text:p>0628 <text:s/>110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1">
            <text:p>0628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3">
            <text:p>0628 <text:s/>11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6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4">
            <text:p>0628 <text:s/>11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4">
            <text:p>0628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4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0.88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0.88">
            <text:p>0628 <text:s/>11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lower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0.8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8">
            <text:p>13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0.88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9">
            <text:p>13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0">
            <text:p>14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1">
            <text:p>14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2">
            <text:p>14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4.5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3">
            <text:p>14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1.55">
            <text:p>0628 <text:s/>11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8T11:00:11.55">
            <text:p>0628 <text:s/>1100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8T11:00:11.55">
            <text:p>0628 <text:s/>110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8T11:00:14.55">
            <text:p>0628 <text:s/>1100</text:p>
          </table:table-cell>
          <table:table-cell table:style-name="ce7" table:formula="of:=NOW()" office:value-type="date" office:date-value="2021-06-28T11:00:14.55">
            <text:p>0628 <text:s/>110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8T11:00:14.55">
            <text:p>0628 <text:s/>11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1:0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8T11:00:13.66</dc:date>
    <dc:creator>iwabuchi ken</dc:creator>
    <meta:editing-duration>P4DT1H25M56S</meta:editing-duration>
    <meta:editing-cycles>587</meta:editing-cycles>
    <meta:generator>OpenOffice/4.1.3$Win32 OpenOffice.org_project/413m1$Build-9783</meta:generator>
    <meta:document-statistic meta:table-count="2" meta:cell-count="1274" meta:object-count="0"/>
  </office:meta>
</office:document-meta>
</file>